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b83066" officeooo:paragraph-rsid="00b83066"/>
    </style:style>
    <style:style style:name="P34" style:family="paragraph" style:parent-style-name="Table_20_Contents">
      <style:text-properties fo:color="#800000" style:text-underline-style="none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Table_20_Contents">
      <style:text-properties fo:color="#000000"/>
    </style:style>
    <style:style style:name="P41" style:family="paragraph" style:parent-style-name="Table_20_Contents">
      <style:text-properties fo:color="#000000" officeooo:rsid="00ac9b68" officeooo:paragraph-rsid="00ac9b68"/>
    </style:style>
    <style:style style:name="P42" style:family="paragraph" style:parent-style-name="Table_20_Contents">
      <style:text-properties fo:color="#000000" officeooo:rsid="00b3a310" officeooo:paragraph-rsid="00b3a310"/>
    </style:style>
    <style:style style:name="P43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5" style:family="paragraph" style:parent-style-name="Table_20_Contents">
      <style:text-properties fo:color="#000000" style:text-underline-style="none"/>
    </style:style>
    <style:style style:name="P46" style:family="paragraph" style:parent-style-name="Table_20_Contents">
      <style:text-properties fo:color="#000000" style:text-underline-style="none" officeooo:rsid="00ac9b68" officeooo:paragraph-rsid="00ac9b68"/>
    </style:style>
    <style:style style:name="P47" style:family="paragraph" style:parent-style-name="Table_20_Contents">
      <style:text-properties fo:color="#000000" officeooo:rsid="00ad3d84" officeooo:paragraph-rsid="00ad3d84"/>
    </style:style>
    <style:style style:name="P48" style:family="paragraph" style:parent-style-name="Table_20_Contents">
      <style:text-properties fo:color="#000000" officeooo:rsid="00ad3d84" officeooo:paragraph-rsid="00b05904"/>
    </style:style>
    <style:style style:name="P49" style:family="paragraph" style:parent-style-name="Table_20_Contents">
      <style:text-properties fo:color="#000000" officeooo:rsid="00c5f4fd" officeooo:paragraph-rsid="00c5f4fd"/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Table_20_Heading">
      <style:text-properties officeooo:rsid="00ad3d84" officeooo:paragraph-rsid="00ad3d84"/>
    </style:style>
    <style:style style:name="P53" style:family="paragraph" style:parent-style-name="Table_20_Heading">
      <style:text-properties officeooo:rsid="00b4616f" officeooo:paragraph-rsid="00b4616f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a92b47" officeooo:paragraph-rsid="00a92b47"/>
    </style:style>
    <style:style style:name="P56" style:family="paragraph" style:parent-style-name="Text_20_body" style:list-style-name="L1">
      <style:text-properties officeooo:rsid="00a51fa9" officeooo:paragraph-rsid="00a51fa9"/>
    </style:style>
    <style:style style:name="P57" style:family="paragraph" style:parent-style-name="Text_20_body" style:list-style-name="L2">
      <style:text-properties officeooo:rsid="00aa6b2e" officeooo:paragraph-rsid="00aa6b2e"/>
    </style:style>
    <style:style style:name="P58" style:family="paragraph" style:parent-style-name="Text_20_body" style:list-style-name="L3">
      <style:text-properties officeooo:rsid="00aa6b2e" officeooo:paragraph-rsid="00aa6b2e"/>
    </style:style>
    <style:style style:name="P59" style:family="paragraph" style:parent-style-name="Text_20_body" style:list-style-name="L3">
      <style:text-properties officeooo:rsid="00aa6b2e" officeooo:paragraph-rsid="00ac3ffb"/>
    </style:style>
    <style:style style:name="P60" style:family="paragraph" style:parent-style-name="Text_20_body" style:list-style-name="L3">
      <style:text-properties officeooo:rsid="00ac3ffb" officeooo:paragraph-rsid="00ac3ffb"/>
    </style:style>
    <style:style style:name="P61" style:family="paragraph" style:parent-style-name="Text_20_body" style:list-style-name="L4">
      <style:text-properties style:text-underline-style="none" officeooo:rsid="00b83066" officeooo:paragraph-rsid="00b83066"/>
    </style:style>
    <style:style style:name="P62" style:family="paragraph" style:parent-style-name="Text_20_body" style:list-style-name="L4">
      <style:text-properties style:text-underline-style="none" officeooo:rsid="00b83066" officeooo:paragraph-rsid="00d21b4d"/>
    </style:style>
    <style:style style:name="P63" style:family="paragraph" style:parent-style-name="Text_20_body" style:list-style-name="L4">
      <style:text-properties style:text-underline-style="none" officeooo:rsid="00b8e0d4" officeooo:paragraph-rsid="00b8e0d4"/>
    </style:style>
    <style:style style:name="P64" style:family="paragraph" style:parent-style-name="Text_20_body" style:list-style-name="L4">
      <style:text-properties style:text-underline-style="none" officeooo:rsid="00b99035" officeooo:paragraph-rsid="00b99035"/>
    </style:style>
    <style:style style:name="P65" style:family="paragraph" style:parent-style-name="Text_20_body" style:list-style-name="L4">
      <style:text-properties style:text-underline-style="none" officeooo:rsid="00c0630e" officeooo:paragraph-rsid="00c0630e"/>
    </style:style>
    <style:style style:name="P66" style:family="paragraph" style:parent-style-name="Text_20_body" style:list-style-name="L4">
      <style:text-properties style:text-underline-style="none" officeooo:rsid="00c523f3" officeooo:paragraph-rsid="00c523f3"/>
    </style:style>
    <style:style style:name="P67" style:family="paragraph" style:parent-style-name="Text_20_body" style:list-style-name="L4">
      <style:text-properties style:text-underline-style="none" officeooo:rsid="00ccd575" officeooo:paragraph-rsid="00ccd575"/>
    </style:style>
    <style:style style:name="P68" style:family="paragraph" style:parent-style-name="Text_20_body" style:list-style-name="L4">
      <style:text-properties style:text-underline-style="none" officeooo:rsid="00cd4273" officeooo:paragraph-rsid="00cd4273"/>
    </style:style>
    <style:style style:name="P69" style:family="paragraph" style:parent-style-name="Text_20_body" style:list-style-name="L4">
      <style:text-properties style:text-underline-style="none" officeooo:rsid="00d025c6" officeooo:paragraph-rsid="00d025c6"/>
    </style:style>
    <style:style style:name="P70" style:family="paragraph" style:parent-style-name="Heading_20_2">
      <style:text-properties officeooo:rsid="001e5f29" officeooo:paragraph-rsid="00a51fa9"/>
    </style:style>
    <style:style style:name="P71" style:family="paragraph" style:parent-style-name="Heading_20_2">
      <style:text-properties officeooo:rsid="001e5f29" officeooo:paragraph-rsid="00a92b47"/>
    </style:style>
    <style:style style:name="P72" style:family="paragraph" style:parent-style-name="Heading_20_2">
      <style:text-properties officeooo:rsid="001e5f29" officeooo:paragraph-rsid="00a7aa37"/>
    </style:style>
    <style:style style:name="P73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4" style:family="paragraph" style:parent-style-name="Heading_20_2" style:list-style-name="">
      <style:text-properties officeooo:rsid="00a92b47" officeooo:paragraph-rsid="00a92b47"/>
    </style:style>
    <style:style style:name="P75" style:family="paragraph" style:parent-style-name="Heading_20_2">
      <style:text-properties officeooo:paragraph-rsid="00a7aa37"/>
    </style:style>
    <style:style style:name="P76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77" style:family="paragraph" style:parent-style-name="Table_20_Contents">
      <style:text-properties fo:color="#0000cc" officeooo:rsid="00d29f55" officeooo:paragraph-rsid="00d29f55"/>
    </style:style>
    <style:style style:name="P78" style:family="paragraph" style:parent-style-name="Table_20_Contents">
      <style:text-properties fo:color="#0000cc" officeooo:rsid="00ac9b68" officeooo:paragraph-rsid="00ac9b68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T20" style:family="text">
      <style:text-properties officeooo:rsid="00c90847"/>
    </style:style>
    <style:style style:name="T21" style:family="text">
      <style:text-properties fo:color="#990000" officeooo:rsid="00aefc2c"/>
    </style:style>
    <style:style style:name="T22" style:family="text">
      <style:text-properties officeooo:rsid="00cf01bc"/>
    </style:style>
    <style:style style:name="T23" style:family="text">
      <style:text-properties officeooo:rsid="00d0e768"/>
    </style:style>
    <style:style style:name="T24" style:family="text">
      <style:text-properties officeooo:rsid="00d0f221"/>
    </style:style>
    <style:style style:name="T25" style:family="text">
      <style:text-properties officeooo:rsid="00d21b4d"/>
    </style:style>
    <style:style style:name="T26" style:family="text">
      <style:text-properties fo:color="#0000cc"/>
    </style:style>
    <style:style style:name="T27" style:family="text">
      <style:text-properties fo:color="#0000cc" style:font-name="Carlito" fo:font-size="11pt" style:font-size-asian="10.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1"><text:a xlink:type="simple" xlink:href="#__RefHeading___Toc829_654413937" text:style-name="Index_20_Link" text:visited-style-name="Index_20_Link">Glosario<text:tab/>2</text:a></text:p>
          <text:p text:style-name="P51"><text:a xlink:type="simple" xlink:href="#__RefHeading___Toc202_1468357306" text:style-name="Index_20_Link" text:visited-style-name="Index_20_Link">Requerimientos<text:tab/>3</text:a></text:p>
          <text:p text:style-name="P50"><text:a xlink:type="simple" xlink:href="#__RefHeading___Toc204_1468357306" text:style-name="Index_20_Link" text:visited-style-name="Index_20_Link">Glosario<text:tab/>3</text:a></text:p>
          <text:p text:style-name="P50"><text:a xlink:type="simple" xlink:href="#__RefHeading___Toc206_1468357306" text:style-name="Index_20_Link" text:visited-style-name="Index_20_Link">Características<text:tab/>3</text:a></text:p>
          <text:p text:style-name="P5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5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54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70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1389431374163729631" text:style-name="L1">
        <text:list-item>
          <text:p text:style-name="P56">Los usuarios autenticados pueden realizar requerimientos, consultar el estado y hacer comentarios.</text:p>
        </text:list-item>
        <text:list-item>
          <text:p text:style-name="P56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6">Los administradores pueden asignar requerimientos a los encargados de área.</text:p>
        </text:list-item>
        <text:list-item>
          <text:p text:style-name="P56">Los encargados pueden hacer comentarios o cambiar el estado del requerimiento, hasta incluso darlo por terminado.</text:p>
        </text:list-item>
        <text:list-item>
          <text:p text:style-name="P56">Los encargados pueden rechazar una asignación y el requerimiento vuelve al administrador.</text:p>
        </text:list-item>
        <text:list-item>
          <text:p text:style-name="P56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73" text:outline-level="2"/>
      <text:h text:style-name="P55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71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74" text:outline-level="1"><text:bookmark-start text:name="__RefHeading___Toc206_146835730689"/>Características<text:bookmark-end text:name="__RefHeading___Toc206_146835730689"/></text:h>
      <text:list xml:id="list330589576739223470" text:style-name="L2">
        <text:list-item>
          <text:h text:style-name="P57" text:outline-level="1">Gestión de la estructura jerárquica de departamentos de la organización, dividida en secretarías, direcciones y sectores.</text:h>
        </text:list-item>
      </text:list>
      <text:h text:style-name="P55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72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5" text:outline-level="2"><text:bookmark-start text:name="__RefHeading___Toc206_14683573068"/>Características<text:bookmark-end text:name="__RefHeading___Toc206_14683573068"/></text:h>
      <text:list xml:id="list256441033783969821" text:style-name="L3">
        <text:list-item>
          <text:p text:style-name="P58">Gestión de agentes.</text:p>
        </text:list-item>
        <text:list-item>
          <text:p text:style-name="P59">Gestión de <text:span text:style-name="T8">presentismo (parte, relojes), horas extra</text:span>.</text:p>
        </text:list-item>
        <text:list-item>
          <text:p text:style-name="P60">Gestión de licencias (vacaciones, artículos, comisión, enfermedad, cumpleaños).</text:p>
        </text:list-item>
        <text:list-item>
          <text:p text:style-name="P60">Gestión de antigüedades.</text:p>
        </text:list-item>
        <text:list-item>
          <text:p text:style-name="P60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1">Ex-combatiente, discapacitad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1">Mano hábil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78">Estudios, títul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2">Fecha certificados</text:p>
          </table:table-cell>
          <table:table-cell table:style-name="Table5.B2" office:value-type="string">
            <text:p text:style-name="P42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44">Obs</text:p>
          </table:table-cell>
          <table:table-cell table:style-name="Table5.B2" office:value-type="string">
            <text:p text:style-name="P43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1">Categoría (con historial)</text:p>
          </table:table-cell>
          <table:table-cell table:style-name="Table5.B2" office:value-type="string">
            <text:p text:style-name="P41">Categoría,<text:span text:style-name="T11"> </text:span><text:span text:style-name="T27">A/C</text:span><text:span text:style-name="T11">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6">Cargo <text:span text:style-name="T14">(con historial)</text:span></text:p>
          </table:table-cell>
          <table:table-cell table:style-name="Table5.B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<text:span text:style-name="T26"> decreto baja</text:span></text:p>
          </table:table-cell>
        </table:table-row>
        <table:table-row>
          <table:table-cell table:style-name="Table5.A2" office:value-type="string">
            <text:p text:style-name="P41"><text:span text:style-name="T17">Cargos </text:span>Gremiales (con historial)</text:p>
          </table:table-cell>
          <table:table-cell table:style-name="Table5.B2" office:value-type="string">
            <text:p text:style-name="P41">Gremio, cargo, fecha alta, fecha baja</text:p>
          </table:table-cell>
        </table:table-row>
        <table:table-row>
          <table:table-cell table:style-name="Table5.A2" office:value-type="string">
            <text:p text:style-name="P41">Cuenta</text:p>
          </table:table-cell>
          <table:table-cell table:style-name="Table5.B2" office:value-type="string">
            <text:p text:style-name="P41">Banco, número, CBU</text:p>
          </table:table-cell>
        </table:table-row>
        <table:table-row>
          <table:table-cell table:style-name="Table5.A2" office:value-type="string">
            <text:p text:style-name="P5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7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77">Va automatizado. Se agrega un campo “DependenciaPayroll (int)” en la tabla de departamentos.</text:p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<text:span text:style-name="T26">Desde/hasta, 2º tramo desde/hasta</text:span>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Antigüedades</text:p>
          </table:table-cell>
          <table:table-cell table:style-name="Table5.B2" office:value-type="string">
            <text:p text:style-name="P47">Desde, hasta, tipo, código, repartición, presentar certif, reconoce ANSES.</text:p>
            <text:p text:style-name="P49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Familiares</text:p>
          </table:table-cell>
          <table:table-cell table:style-name="Table5.B2" office:value-type="string">
            <text:p text:style-name="P48">Apellido y nombre, documento, sexo, parentesco <text:span text:style-name="T20">(Madre, Padre, Madre fallecida, Conyuge fallecido, Hijo fallecido, A/C/adoptado, Nuera, Nieto/a, Hno/a, Primo/a, Yerno, Amigo/a, Sobrino/a, Hijastro/a, Concubina/o, Conyuge, Hijo/a)</text:span>, fecha de nacimiento, <text:span text:style-name="T12">discapacitado </text:span><text:span text:style-name="T21">(con historial),</text:span><text:span text:style-name="T12"> salario </text:span><text:span text:style-name="T21">(con historial)</text:span><text:span text:style-name="T12">, escolaridad</text:span><text:span text:style-name="T21"> (con historial)</text:span><text:span text:style-name="T12">, residencia, fecha de baja, motivo de baja.</text:span></text:p>
          </table:table-cell>
        </table:table-row>
        <table:table-row>
          <table:table-cell table:style-name="Table5.A2" office:value-type="string">
            <text:p text:style-name="P53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><text:soft-page-break/></text:p>
      <text:h text:style-name="P76" text:outline-level="2">Dudas para la interview</text:h>
      <text:list xml:id="list3445767104538306404" text:style-name="L4">
        <text:list-item>
          <text:p text:style-name="P61">La fecha de ingreso a planta <text:span text:style-name="T25">perman </text:span>existe actualmente?</text:p>
        </text:list-item>
        <text:list-item>
          <text:p text:style-name="P61">A que se refiere el estado “Retiro” en motivos de la baja.</text:p>
        </text:list-item>
        <text:list-item>
          <text:p text:style-name="P62"><text:s/><text:span text:style-name="T15">La dependencia en el lugar de trabajo se refiere a la secretaria a la que pertenece? Dependencia, que es y a que se refiere?</text:span></text:p>
        </text:list-item>
        <text:list-item>
          <text:p text:style-name="P63">Por que se guarda el lugar de nacimiento? En que <text:span text:style-name="T24">afecta</text:span> y que se guarda(ciudad,país,etc)?</text:p>
        </text:list-item>
        <text:list-item>
          <text:p text:style-name="P63">Existe alguna restricción respecto a los años de residencia?</text:p>
        </text:list-item>
        <text:list-item>
          <text:p text:style-name="P63">Todos los certificados son obligatorios al momento de darse de alta?</text:p>
        </text:list-item>
        <text:list-item>
          <text:p text:style-name="P64">En el horario del lugar de trabajo, a que se refiere con el 2º tramo?</text:p>
        </text:list-item>
        <text:list-item>
          <text:p text:style-name="P65">A que se refiere con controla horario? Además, marca reloj es solo un bool?</text:p>
        </text:list-item>
        <text:list-item>
          <text:p text:style-name="P65">En historial de categoría existe un “A/C”, que significa? Porque el cargo ya lo tenemos en otro lugar.</text:p>
        </text:list-item>
        <text:list-item>
          <text:p text:style-name="P66">Como se manejan los adicionales?</text:p>
        </text:list-item>
        <text:list-item>
          <text:p text:style-name="P67">Cuantos lugares en residencia (Familiar) hay que tener en cuenta?</text:p>
        </text:list-item>
        <text:list-item>
          <text:p text:style-name="P68">En antigüedades, tipos; se desconoce los códigos con los que se reconoce a cada tipo, <text:span text:style-name="T22">además no sabemos como se computan las antigüedades, son solamente por año o se toman por años y meses.</text:span></text:p>
        </text:list-item>
        <text:list-item>
          <text:p text:style-name="P69">Cuantas licencias son? Todas se pueden corta<text:span text:style-name="T23">r?Periodo mínimo (días) para poder cortar una licencia.</text:span> Tienen fecha de vencimiento (si no las tomas), se pueden concatena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27T11:21:05.119776467</dc:date>
    <meta:editing-duration>P1DT6H24M33S</meta:editing-duration>
    <meta:editing-cycles>182</meta:editing-cycles>
    <meta:generator>LibreOffice/4.4.4.3$Linux_X86_64 LibreOffice_project/40$Build-3</meta:generator>
    <meta:document-statistic meta:table-count="6" meta:image-count="0" meta:object-count="0" meta:page-count="8" meta:paragraph-count="131" meta:word-count="951" meta:character-count="6279" meta:non-whitespace-character-count="5482"/>
  </office:meta>
</office:document-meta>
</file>